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b07" officeooo:paragraph-rsid="0018cb07"/>
    </style:style>
    <style:style style:name="P2" style:family="paragraph" style:parent-style-name="Standard">
      <style:text-properties style:use-window-font-color="true" officeooo:rsid="0018cb07" officeooo:paragraph-rsid="0018cb07"/>
    </style:style>
    <style:style style:name="P3" style:family="paragraph" style:parent-style-name="Standard">
      <style:text-properties fo:font-size="14pt" fo:font-weight="bold" officeooo:rsid="0018cb07" officeooo:paragraph-rsid="0018cb07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9900"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officeooo:rsid="001abd52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33% 58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vidir la red 193.147.12.25/24 en 3 subredes de 50 ordenadores y 4 redes de 12 ordenadores.</text:p>
      <text:p text:style-name="P1"/>
      <text:p text:style-name="P1">255.255.255.0 → 255.255.255.<text:span text:style-name="T3"><office:annotation office:name="__Annotation__811_2004863464"><dc:creator>Autor desconocido</dc:creator><dc:date>2018-05-24T18:12:35.288975078</dc:date><text:p text:style-name="P4"><text:span text:style-name="T5">4 subredes</text:span></text:p></office:annotation></text:span><text:span text:style-name="T1">00</text:span><text:span text:style-name="T2"><office:annotation office:name="__Annotation__814_2004863464"><dc:creator>Autor desconocido</dc:creator><dc:date>2018-05-24T18:18:17.201258815</dc:date><text:p text:style-name="P4"><text:span text:style-name="T5">2</text:span><text:span text:style-name="T6">6 </text:span><text:span text:style-name="T5">= 64-2 hosts por cada red</text:span></text:p></office:annotation></text:span><office:annotation-end office:name="__Annotation__811_2004863464"/><text:span text:style-name="T2">000000</text:span><office:annotation-end office:name="__Annotation__814_2004863464"/></text:p>
      <text:p text:style-name="P1">255.255.255.0 → 255.255.255.<text:span text:style-name="T1"><office:annotation office:name="__Annotation__813_2004863464"><dc:creator>Autor desconocido</dc:creator><dc:date>2018-05-24T18:15:01.471345657</dc:date><text:p text:style-name="P4"><text:span text:style-name="T5">16 subredes</text:span></text:p></office:annotation></text:span><text:span text:style-name="T1">0000</text:span><text:span text:style-name="T2"><office:annotation office:name="__Annotation__816_2004863464"><dc:creator>Autor desconocido</dc:creator><dc:date>2018-05-24T18:19:58.043575257</dc:date><text:p text:style-name="P4"><text:span text:style-name="T5"><text:s/></text:span><text:span text:style-name="T5">2</text:span><text:span text:style-name="T6">4 </text:span><text:span text:style-name="T5">= 16-2 hosts por cada red</text:span></text:p></office:annotation></text:span><office:annotation-end office:name="__Annotation__813_2004863464"/><text:span text:style-name="T2">0000</text:span><office:annotation-end office:name="__Annotation__816_2004863464"/></text:p>
      <text:p text:style-name="P1"/>
      <text:p text:style-name="P1">Primero usaremos 3 redes de las 4 que tendríamos disponibles si usáramos toda la red que podemos usar para 62 hosts <text:span text:style-name="T4">(usaremos 50 IP para hosts)</text:span>.</text:p>
      <text:p text:style-name="P1"/>
      <text:p text:style-name="P2">Subred 1: 193.147.12.0/26</text:p>
      <text:p text:style-name="P2">Subred 2: 193.147.12.64/26</text:p>
      <text:p text:style-name="P2">Subred 3: 193.147.12.128/26</text:p>
      <text:p text:style-name="P2"/>
      <text:p text:style-name="P2">A continuación <text:span text:style-name="T4">de las anteriores</text:span> usaremos 4 redes de las 16 que tendríamos disponibles si usáramos toda la red para 14 hosts <text:span text:style-name="T4">(usaremos 12 IP para hosts)</text:span>.</text:p>
      <text:p text:style-name="P2"/>
      <text:p text:style-name="P2">Subred 4: 193.147.12.192/28</text:p>
      <text:p text:style-name="P2">Subred 5: 193.147.12.208/28</text:p>
      <text:p text:style-name="P2">Subred 6: 193.147.12.224/28</text:p>
      <text:p text:style-name="P2">Subred 6: 193.147.12.240/28</text:p>
      <text:p text:style-name="P2"/>
      <text:p text:style-name="P2">En total se desperdician 44 IP (36 en las 3 de 50 hosts y 8 en las <text:span text:style-name="T4">4 de 12 host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8:10:31.592521225</meta:creation-date>
    <dc:date>2018-05-24T18:31:56.740977972</dc:date>
    <meta:editing-duration>PT5M9S</meta:editing-duration>
    <meta:editing-cycles>1</meta:editing-cycles>
    <meta:generator>LibreOffice/4.3.3.2$Linux_X86_64 LibreOffice_project/430m0$Build-2</meta:generator>
    <meta:document-statistic meta:table-count="0" meta:image-count="0" meta:object-count="0" meta:page-count="1" meta:paragraph-count="13" meta:word-count="117" meta:character-count="728" meta:non-whitespace-character-count="624"/>
  </office:meta>
</office:document-meta>
</file>